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2" style:family="graphic" style:parent-style-name="standard">
      <style:graphic-properties svg:stroke-color="#000000" draw:fill-color="#cc3300" draw:textarea-horizontal-align="justify" draw:textarea-vertical-align="middle" draw:auto-grow-height="false" fo:min-height="3.306cm" fo:min-width="3.0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16.5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1.688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cc33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custom-shape draw:style-name="gr1" draw:text-style-name="P1" draw:layer="layout" svg:width="3.556cm" svg:height="3.556cm" svg:x="5.588cm" svg:y="5.08cm">
          <text:p text:style-name="P1">Mo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556cm" svg:x="10.16cm" svg:y="5.08cm">
          <text:p text:style-name="P1">Percep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556cm" svg:x="19.05cm" svg:y="5.08cm">
          <text:p text:style-name="P1">Mission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91cm" svg:height="0.962cm" svg:x="8.382cm" svg:y="3.81cm">
          <draw:text-box>
            <text:p>Robot</text:p>
          </draw:text-box>
        </draw:frame>
        <draw:frame draw:style-name="gr4" draw:text-style-name="P3" draw:layer="layout" svg:width="1.84cm" svg:height="0.962cm" svg:x="19.75cm" svg:y="4.089cm">
          <draw:text-box>
            <text:p>User</text:p>
          </draw:text-box>
        </draw:frame>
        <draw:custom-shape draw:style-name="gr5" draw:text-style-name="P1" draw:layer="layout" svg:width="17.018cm" svg:height="3.81cm" svg:x="5.588cm" svg:y="11.17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366cm" svg:y1="8.636cm" svg:x2="7.366cm" svg:y2="11.176cm">
          <text:p/>
        </draw:line>
        <draw:line draw:style-name="gr6" draw:text-style-name="P4" draw:layer="layout" svg:x1="11.938cm" svg:y1="8.636cm" svg:x2="11.938cm" svg:y2="11.176cm">
          <text:p/>
        </draw:line>
        <draw:line draw:style-name="gr6" draw:text-style-name="P4" draw:layer="layout" svg:x1="20.828cm" svg:y1="8.636cm" svg:x2="20.828cm" svg:y2="11.176cm">
          <text:p/>
        </draw:line>
        <draw:frame draw:style-name="gr7" draw:text-style-name="P3" draw:layer="layout" svg:width="4.193cm" svg:height="0.962cm" svg:x="12.825cm" svg:y="12.754cm">
          <draw:text-box>
            <text:p>Planning </text:p>
          </draw:text-box>
        </draw:frame>
        <draw:frame draw:style-name="gr8" draw:text-style-name="P3" draw:layer="layout" svg:width="16.305cm" svg:height="2.384cm" svg:x="7.366cm" svg:y="16.764cm">
          <draw:text-box>
            <text:p>- find a feasible path for each robot</text:p>
            <text:p>- detect collisions between the paths</text:p>
            <text:p>- change the plans depending on the predicted collisions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hplanning System</text:p>
          </draw:text-box>
        </draw:frame>
        <draw:frame presentation:style-name="pr3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Costmap divides a map into multiple parts and weights every element concerning the collision probability of the robot</text:p>
              </text:list-item>
              <text:list-item>
                <text:p>Based on this information the navfn planner computes a collisionfree path 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hsim/ Timesim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processing information for the collision detection system</text:p>
              </text:list-item>
              <text:list-item>
                <text:p>Defined services can be used by other ROS nodes</text:p>
              </text:list-item>
              <text:list-item>
                <text:p>Independent and modular microservice structure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dure</text:p>
          </draw:text-box>
        </draw:frame>
        <draw:custom-shape draw:style-name="gr10" draw:text-style-name="P1" draw:layer="layout" svg:width="4.572cm" svg:height="3.556cm" svg:x="6.096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2.792cm" svg:height="1.016cm" svg:x="5.844cm" svg:y="5.08cm">
          <draw:text-box>
            <text:p>Pathsim</text:p>
          </draw:text-box>
        </draw:frame>
        <draw:custom-shape draw:style-name="gr12" draw:text-style-name="P1" draw:layer="layout" svg:width="4.572cm" svg:height="1.524cm" svg:x="19.81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048cm" svg:height="1.673cm" svg:x="19.558cm" svg:y="9.757cm">
          <draw:text-box>
            <text:p>Timesim</text:p>
          </draw:text-box>
        </draw:frame>
        <draw:frame draw:style-name="gr8" draw:text-style-name="P6" draw:layer="layout" svg:width="1.569cm" svg:height="0.878cm" svg:x="11.004cm" svg:y="6.096cm">
          <draw:text-box>
            <text:p><text:span text:style-name="T1">goal</text:span></text:p>
          </draw:text-box>
        </draw:frame>
        <draw:frame draw:style-name="gr8" draw:text-style-name="P6" draw:layer="layout" svg:width="1.598cm" svg:height="0.878cm" svg:x="11.102cm" svg:y="7.312cm">
          <draw:text-box>
            <text:p><text:span text:style-name="T1">start</text:span></text:p>
          </draw:text-box>
        </draw:frame>
        <draw:line draw:style-name="gr6" draw:text-style-name="P4" draw:layer="layout" svg:x1="10.668cm" svg:y1="9.398cm" svg:x2="12.7cm" svg:y2="9.398cm">
          <text:p/>
        </draw:line>
        <draw:line draw:style-name="gr6" draw:text-style-name="P4" draw:layer="layout" svg:x1="12.7cm" svg:y1="8.128cm" svg:x2="10.668cm" svg:y2="8.128cm">
          <text:p/>
        </draw:line>
        <draw:line draw:style-name="gr6" draw:text-style-name="P4" draw:layer="layout" svg:x1="12.7cm" svg:y1="7.112cm" svg:x2="10.668cm" svg:y2="7.112cm">
          <text:p/>
        </draw:line>
        <draw:custom-shape draw:style-name="gr14" draw:text-style-name="P1" draw:layer="layout" svg:width="1.27cm" svg:height="11.938cm" svg:x="12.7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598cm" svg:height="0.878cm" svg:x="10.922cm" svg:y="8.52cm">
          <draw:text-box>
            <text:p><text:span text:style-name="T1">path</text:span></text:p>
          </draw:text-box>
        </draw:frame>
        <draw:line draw:style-name="gr6" draw:text-style-name="P4" draw:layer="layout" svg:x1="13.97cm" svg:y1="10.922cm" svg:x2="19.812cm" svg:y2="10.922cm">
          <text:p/>
        </draw:line>
        <draw:line draw:style-name="gr6" draw:text-style-name="P4" draw:layer="layout" svg:x1="19.812cm" svg:y1="11.938cm" svg:x2="13.97cm" svg:y2="11.938cm">
          <text:p/>
        </draw:line>
        <draw:frame draw:style-name="gr15" draw:text-style-name="P6" draw:layer="layout" svg:width="6.903cm" svg:height="0.878cm" svg:x="14.478cm" svg:y="11.06cm">
          <draw:text-box>
            <text:p text:style-name="P1"><text:span text:style-name="T1">timestamped path</text:span></text:p>
          </draw:text-box>
        </draw:frame>
        <draw:frame draw:style-name="gr8" draw:text-style-name="P6" draw:layer="layout" svg:width="1.569cm" svg:height="0.878cm" svg:x="11.005cm" svg:y="6.096cm">
          <draw:text-box>
            <text:p><text:span text:style-name="T1">goal</text:span></text:p>
          </draw:text-box>
        </draw:frame>
        <draw:frame draw:style-name="gr15" draw:text-style-name="P7" draw:layer="layout" svg:width="1.823cm" svg:height="0.878cm" svg:x="15.748cm" svg:y="9.906cm">
          <draw:text-box>
            <text:p text:style-name="P1"><text:span text:style-name="T1">path</text:span></text:p>
          </draw:text-box>
        </draw:frame>
        <draw:custom-shape draw:style-name="gr10" draw:text-style-name="P1" draw:layer="layout" svg:width="4.572cm" svg:height="3.556cm" svg:x="3.81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4.572cm" svg:height="1.673cm" svg:x="3.556cm" svg:y="12.551cm">
          <draw:text-box>
            <text:p>Collisionsim</text:p>
          </draw:text-box>
        </draw:frame>
        <draw:frame draw:style-name="gr15" draw:text-style-name="P6" draw:layer="layout" svg:width="3.808cm" svg:height="0.878cm" svg:x="8.89cm" svg:y="14.424cm">
          <draw:text-box>
            <text:p><text:span text:style-name="T1">inferior path</text:span></text:p>
          </draw:text-box>
        </draw:frame>
        <draw:line draw:style-name="gr6" draw:text-style-name="P4" draw:layer="layout" svg:x1="8.382cm" svg:y1="16.51cm" svg:x2="12.698cm" svg:y2="16.51cm">
          <text:p/>
        </draw:line>
        <draw:line draw:style-name="gr6" draw:text-style-name="P4" draw:layer="layout" svg:x1="12.698cm" svg:y1="15.24cm" svg:x2="8.382cm" svg:y2="15.24cm">
          <text:p/>
        </draw:line>
        <draw:line draw:style-name="gr6" draw:text-style-name="P4" draw:layer="layout" svg:x1="12.698cm" svg:y1="14.224cm" svg:x2="8.382cm" svg:y2="14.224cm">
          <text:p/>
        </draw:line>
        <draw:frame draw:style-name="gr8" draw:text-style-name="P6" draw:layer="layout" svg:width="3.584cm" svg:height="0.878cm" svg:x="8.862cm" svg:y="15.632cm">
          <draw:text-box>
            <text:p><text:span text:style-name="T1">collision info</text:span></text:p>
          </draw:text-box>
        </draw:frame>
        <draw:frame draw:style-name="gr8" draw:text-style-name="P6" draw:layer="layout" svg:width="3.791cm" svg:height="0.878cm" svg:x="8.814cm" svg:y="13.346cm">
          <draw:text-box>
            <text:p><text:span text:style-name="T1">superior path</text:span></text:p>
          </draw:text-box>
        </draw:frame>
        <draw:frame draw:style-name="gr8" draw:text-style-name="P3" draw:layer="layout" svg:width="11.416cm" svg:height="1.673cm" svg:x="15.494cm" svg:y="15.091cm">
          <draw:text-box>
            <text:p>Every module can be single addressed</text:p>
            <text:p>and works autonomously.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5-21T11:26:32.802851302</dc:date>
    <meta:editing-duration>PT10M25S</meta:editing-duration>
    <meta:editing-cycles>2</meta:editing-cycles>
    <meta:generator>LibreOffice/5.1.6.2$Linux_X86_64 LibreOffice_project/10m0$Build-2</meta:generator>
    <meta:document-statistic meta:object-count="71"/>
  </office:meta>
</office:document-meta>
</file>